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rsid="0002c33c" officeooo:paragraph-rsid="00299c14"/>
    </style:style>
    <style:style style:name="P13" style:family="paragraph" style:parent-style-name="Standard">
      <style:paragraph-properties fo:line-height="150%"/>
      <style:text-properties officeooo:paragraph-rsid="000550b4"/>
    </style:style>
    <style:style style:name="P14" style:family="paragraph" style:parent-style-name="Standard">
      <style:paragraph-properties fo:line-height="150%" fo:text-align="justify" style:justify-single-word="false"/>
      <style:text-properties officeooo:paragraph-rsid="0015ae4d"/>
    </style:style>
    <style:style style:name="P15" style:family="paragraph" style:parent-style-name="Standard">
      <style:paragraph-properties fo:line-height="150%"/>
      <style:text-properties officeooo:paragraph-rsid="0022d953"/>
    </style:style>
    <style:style style:name="P16" style:family="paragraph" style:parent-style-name="Standard">
      <style:paragraph-properties fo:line-height="150%"/>
      <style:text-properties officeooo:rsid="0003dd1b" officeooo:paragraph-rsid="0003dd1b"/>
    </style:style>
    <style:style style:name="P17" style:family="paragraph" style:parent-style-name="Standard">
      <style:paragraph-properties fo:line-height="150%"/>
      <style:text-properties officeooo:rsid="00069db1" officeooo:paragraph-rsid="00069db1"/>
    </style:style>
    <style:style style:name="P18" style:family="paragraph" style:parent-style-name="Standard">
      <style:paragraph-properties fo:line-height="150%"/>
      <style:text-properties officeooo:rsid="00069db1" officeooo:paragraph-rsid="0007dc56"/>
    </style:style>
    <style:style style:name="P19" style:family="paragraph" style:parent-style-name="Standard">
      <style:paragraph-properties fo:line-height="150%"/>
      <style:text-properties officeooo:rsid="00080d73" officeooo:paragraph-rsid="00080d73"/>
    </style:style>
    <style:style style:name="P20" style:family="paragraph" style:parent-style-name="Standard">
      <style:paragraph-properties fo:line-height="150%"/>
      <style:text-properties officeooo:rsid="00080d73" officeooo:paragraph-rsid="0007dc56"/>
    </style:style>
    <style:style style:name="P21" style:family="paragraph" style:parent-style-name="Standard">
      <style:paragraph-properties fo:line-height="150%"/>
      <style:text-properties officeooo:rsid="0009f5fe" officeooo:paragraph-rsid="0009f5fe"/>
    </style:style>
    <style:style style:name="P22" style:family="paragraph" style:parent-style-name="Standard">
      <style:paragraph-properties fo:line-height="150%"/>
      <style:text-properties officeooo:rsid="000d1c50" officeooo:paragraph-rsid="000d1c50"/>
    </style:style>
    <style:style style:name="P23" style:family="paragraph" style:parent-style-name="Standard">
      <style:paragraph-properties fo:line-height="150%"/>
      <style:text-properties officeooo:rsid="0010eb11" officeooo:paragraph-rsid="0010eb11"/>
    </style:style>
    <style:style style:name="P24" style:family="paragraph" style:parent-style-name="Standard">
      <style:paragraph-properties fo:line-height="150%"/>
      <style:text-properties officeooo:rsid="00129441" officeooo:paragraph-rsid="00129441"/>
    </style:style>
    <style:style style:name="P25" style:family="paragraph" style:parent-style-name="Standard">
      <style:paragraph-properties fo:line-height="150%"/>
      <style:text-properties officeooo:rsid="00154a13" officeooo:paragraph-rsid="00154a13"/>
    </style:style>
    <style:style style:name="P26" style:family="paragraph" style:parent-style-name="Standard">
      <style:paragraph-properties fo:line-height="150%"/>
      <style:text-properties officeooo:rsid="0007dc56" officeooo:paragraph-rsid="0007dc56"/>
    </style:style>
    <style:style style:name="P27" style:family="paragraph" style:parent-style-name="Standard">
      <style:paragraph-properties fo:line-height="150%"/>
      <style:text-properties officeooo:rsid="001cdae0" officeooo:paragraph-rsid="001cdae0"/>
    </style:style>
    <style:style style:name="P28" style:family="paragraph" style:parent-style-name="Standard">
      <style:paragraph-properties fo:line-height="150%"/>
      <style:text-properties officeooo:rsid="000e01b8" officeooo:paragraph-rsid="0022d9e3"/>
    </style:style>
    <style:style style:name="P29" style:family="paragraph" style:parent-style-name="Standard">
      <style:paragraph-properties fo:line-height="150%"/>
      <style:text-properties officeooo:rsid="0022d9e3" officeooo:paragraph-rsid="0022d9e3"/>
    </style:style>
    <style:style style:name="P30" style:family="paragraph" style:parent-style-name="Standard">
      <style:paragraph-properties fo:line-height="150%"/>
      <style:text-properties officeooo:rsid="0024709f" officeooo:paragraph-rsid="0024709f"/>
    </style:style>
    <style:style style:name="P31" style:family="paragraph" style:parent-style-name="Title">
      <style:paragraph-properties fo:line-height="150%"/>
    </style:style>
    <style:style style:name="P32" style:family="paragraph" style:parent-style-name="Text_20_body">
      <style:paragraph-properties fo:line-height="150%"/>
      <style:text-properties officeooo:rsid="00180bda" officeooo:paragraph-rsid="00180bda"/>
    </style:style>
    <style:style style:name="P33" style:family="paragraph" style:parent-style-name="Text_20_body">
      <style:paragraph-properties fo:line-height="150%"/>
      <style:text-properties officeooo:paragraph-rsid="00180bda"/>
    </style:style>
    <style:style style:name="P34" style:family="paragraph" style:parent-style-name="Text_20_body">
      <style:text-properties officeooo:paragraph-rsid="00264a1c"/>
    </style:style>
    <style:style style:name="P35" style:family="paragraph" style:parent-style-name="Standard" style:list-style-name="L1">
      <style:paragraph-properties fo:line-height="150%"/>
      <style:text-properties officeooo:rsid="0002c33c" officeooo:paragraph-rsid="0002c33c"/>
    </style:style>
    <style:style style:name="P36" style:family="paragraph" style:parent-style-name="Standard" style:list-style-name="L3">
      <style:paragraph-properties fo:line-height="150%"/>
      <style:text-properties officeooo:rsid="0002c33c" officeooo:paragraph-rsid="0019bcb6"/>
    </style:style>
    <style:style style:name="P37" style:family="paragraph" style:parent-style-name="Standard" style:list-style-name="L3">
      <style:paragraph-properties fo:line-height="150%"/>
      <style:text-properties officeooo:rsid="0002c33c" officeooo:paragraph-rsid="001b6eac"/>
    </style:style>
    <style:style style:name="P38" style:family="paragraph" style:parent-style-name="Standard" style:list-style-name="L4">
      <style:paragraph-properties fo:line-height="150%"/>
      <style:text-properties officeooo:rsid="0002c33c" officeooo:paragraph-rsid="001cdae0"/>
    </style:style>
    <style:style style:name="P39" style:family="paragraph" style:parent-style-name="Standard" style:list-style-name="L4">
      <style:paragraph-properties fo:line-height="150%"/>
      <style:text-properties officeooo:rsid="0002c33c" officeooo:paragraph-rsid="00080d73"/>
    </style:style>
    <style:style style:name="P40" style:family="paragraph" style:parent-style-name="Standard">
      <style:paragraph-properties fo:line-height="150%"/>
      <style:text-properties officeooo:rsid="0002c33c" officeooo:paragraph-rsid="0002c33c"/>
    </style:style>
    <style:style style:name="P41" style:family="paragraph" style:parent-style-name="Standard" style:list-style-name="L1">
      <style:paragraph-properties fo:line-height="150%"/>
      <style:text-properties officeooo:paragraph-rsid="0002c33c"/>
    </style:style>
    <style:style style:name="P42" style:family="paragraph" style:parent-style-name="Standard" style:list-style-name="L5">
      <style:paragraph-properties fo:line-height="150%"/>
      <style:text-properties officeooo:paragraph-rsid="000e01b8"/>
    </style:style>
    <style:style style:name="P43" style:family="paragraph" style:parent-style-name="Standard" style:list-style-name="L5">
      <style:paragraph-properties fo:line-height="150%"/>
      <style:text-properties officeooo:rsid="000d1c50" officeooo:paragraph-rsid="000d1c50"/>
    </style:style>
    <style:style style:name="P44" style:family="paragraph" style:parent-style-name="Standard" style:list-style-name="L5">
      <style:paragraph-properties fo:line-height="150%"/>
      <style:text-properties officeooo:rsid="000e01b8" officeooo:paragraph-rsid="0022d953"/>
    </style:style>
    <style:style style:name="P45" style:family="paragraph" style:parent-style-name="Standard" style:list-style-name="L5">
      <style:paragraph-properties fo:line-height="150%"/>
      <style:text-properties officeooo:rsid="000e01b8" officeooo:paragraph-rsid="000e01b8"/>
    </style:style>
    <style:style style:name="P46" style:family="paragraph" style:parent-style-name="Standard" style:list-style-name="L6">
      <style:paragraph-properties fo:line-height="150%"/>
      <style:text-properties officeooo:rsid="00299c14" officeooo:paragraph-rsid="00299c14"/>
    </style:style>
    <style:style style:name="P47" style:family="paragraph" style:parent-style-name="Standard" style:list-style-name="L6">
      <style:paragraph-properties fo:line-height="150%"/>
      <style:text-properties officeooo:rsid="002a6a97" officeooo:paragraph-rsid="00338528"/>
    </style:style>
    <style:style style:name="P48" style:family="paragraph" style:parent-style-name="Standard" style:list-style-name="L6">
      <style:paragraph-properties fo:line-height="150%"/>
      <style:text-properties officeooo:rsid="002ca578" officeooo:paragraph-rsid="002f9f5a"/>
    </style:style>
    <style:style style:name="P49" style:family="paragraph" style:parent-style-name="Standard" style:list-style-name="L6">
      <style:paragraph-properties fo:line-height="150%"/>
      <style:text-properties officeooo:rsid="00154a13" officeooo:paragraph-rsid="00334a2b"/>
    </style:style>
    <style:style style:name="P50" style:family="paragraph" style:parent-style-name="Standard" style:list-style-name="L6">
      <style:paragraph-properties fo:line-height="150%"/>
      <style:text-properties officeooo:rsid="00154a13" officeooo:paragraph-rsid="003508a5"/>
    </style:style>
    <style:style style:name="P51" style:family="paragraph" style:parent-style-name="Standard" style:list-style-name="L6">
      <style:paragraph-properties fo:line-height="150%"/>
      <style:text-properties officeooo:rsid="002f9f5a" officeooo:paragraph-rsid="00316017"/>
    </style:style>
    <style:style style:name="P52" style:family="paragraph" style:parent-style-name="Standard" style:list-style-name="L6">
      <style:paragraph-properties fo:line-height="150%"/>
      <style:text-properties officeooo:rsid="003508a5" officeooo:paragraph-rsid="003508a5"/>
    </style:style>
    <style:style style:name="P53" style:family="paragraph" style:parent-style-name="Standard">
      <style:paragraph-properties fo:line-height="150%"/>
      <style:text-properties officeooo:rsid="0038f26b" officeooo:paragraph-rsid="0038f26b"/>
    </style:style>
    <style:style style:name="P54" style:family="paragraph" style:parent-style-name="Text_20_body" style:list-style-name="L2">
      <style:paragraph-properties fo:line-height="150%"/>
      <style:text-properties officeooo:rsid="00180bda" officeooo:paragraph-rsid="00180bda"/>
    </style:style>
    <style:style style:name="P55" style:family="paragraph" style:parent-style-name="Text_20_body" style:list-style-name="L2">
      <style:paragraph-properties fo:line-height="150%"/>
      <style:text-properties officeooo:rsid="00180bda" officeooo:paragraph-rsid="0019bcb6"/>
    </style:style>
    <style:style style:name="P56" style:family="paragraph" style:parent-style-name="Text_20_body" style:list-style-name="L2">
      <style:paragraph-properties fo:line-height="150%"/>
      <style:text-properties officeooo:rsid="0019bcb6" officeooo:paragraph-rsid="0019bcb6"/>
    </style:style>
    <style:style style:name="P57" style:family="paragraph" style:parent-style-name="Heading_20_2">
      <style:paragraph-properties fo:line-height="150%"/>
    </style:style>
    <style:style style:name="P58" style:family="paragraph" style:parent-style-name="Heading_20_2">
      <style:text-properties officeooo:rsid="0002c33c" officeooo:paragraph-rsid="0002c33c"/>
    </style:style>
    <style:style style:name="P59" style:family="paragraph" style:parent-style-name="Heading_20_2" style:list-style-name="">
      <style:text-properties officeooo:rsid="00264a1c" officeooo:paragraph-rsid="00264a1c"/>
    </style:style>
    <style:style style:name="P60" style:family="paragraph" style:parent-style-name="Heading_20_2">
      <style:paragraph-properties fo:break-before="page"/>
      <style:text-properties officeooo:rsid="00264a1c" officeooo:paragraph-rsid="00264a1c"/>
    </style:style>
    <style:style style:name="P61" style:family="paragraph" style:parent-style-name="Heading_20_2" style:list-style-name="">
      <style:paragraph-properties fo:break-before="page"/>
      <style:text-properties officeooo:rsid="0038f26b" officeooo:paragraph-rsid="0038f26b"/>
    </style:style>
    <style:style style:name="P62" style:family="paragraph" style:parent-style-name="Heading_20_3" style:list-style-name=""/>
    <style:style style:name="P63" style:family="paragraph" style:parent-style-name="Heading_20_3">
      <style:text-properties officeooo:rsid="0022d9e3" officeooo:paragraph-rsid="0022d9e3"/>
    </style:style>
    <style:style style:name="P64" style:family="paragraph" style:parent-style-name="Heading_20_3">
      <style:text-properties officeooo:rsid="00264a1c" officeooo:paragraph-rsid="00264a1c"/>
    </style:style>
    <style:style style:name="P65"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officeooo:rsid="0015ae4d"/>
    </style:style>
    <style:style style:name="T37" style:family="text">
      <style:text-properties fo:font-weight="normal" style:font-weight-asian="normal" style:font-weight-complex="normal"/>
    </style:style>
    <style:style style:name="T38" style:family="text">
      <style:text-properties fo:font-weight="normal" officeooo:rsid="0015ae4d" style:font-weight-asian="normal" style:font-weight-complex="normal"/>
    </style:style>
    <style:style style:name="T39" style:family="text">
      <style:text-properties fo:font-weight="normal" officeooo:rsid="0002c33c" style:font-weight-asian="normal" style:font-weight-complex="normal"/>
    </style:style>
    <style:style style:name="T40" style:family="text">
      <style:text-properties fo:font-weight="normal" officeooo:rsid="0019bcb6" style:font-weight-asian="normal" style:font-weight-complex="normal"/>
    </style:style>
    <style:style style:name="T41" style:family="text">
      <style:text-properties fo:font-weight="normal" officeooo:rsid="0003dd1b" style:font-weight-asian="normal" style:font-weight-complex="normal"/>
    </style:style>
    <style:style style:name="T42" style:family="text">
      <style:text-properties fo:font-weight="normal" officeooo:rsid="002a6a97" style:font-weight-asian="normal" style:font-weight-complex="normal"/>
    </style:style>
    <style:style style:name="T43" style:family="text">
      <style:text-properties fo:font-weight="normal" officeooo:rsid="002f4fc5" style:font-weight-asian="normal" style:font-weight-complex="normal"/>
    </style:style>
    <style:style style:name="T44" style:family="text">
      <style:text-properties fo:font-weight="normal" officeooo:rsid="002f9f5a" style:font-weight-asian="normal" style:font-weight-complex="normal"/>
    </style:style>
    <style:style style:name="T45" style:family="text">
      <style:text-properties fo:font-weight="normal" officeooo:rsid="00338528" style:font-weight-asian="normal" style:font-weight-complex="normal"/>
    </style:style>
    <style:style style:name="T46" style:family="text">
      <style:text-properties fo:font-weight="normal" officeooo:rsid="003508a5" style:font-weight-asian="normal" style:font-weight-complex="normal"/>
    </style:style>
    <style:style style:name="T47" style:family="text">
      <style:text-properties officeooo:rsid="0016dcf3"/>
    </style:style>
    <style:style style:name="T48" style:family="text">
      <style:text-properties officeooo:rsid="00180bda"/>
    </style:style>
    <style:style style:name="T49" style:family="text">
      <style:text-properties officeooo:rsid="0019bcb6"/>
    </style:style>
    <style:style style:name="T50" style:family="text">
      <style:text-properties officeooo:rsid="001b6eac"/>
    </style:style>
    <style:style style:name="T51" style:family="text">
      <style:text-properties officeooo:rsid="001cdae0"/>
    </style:style>
    <style:style style:name="T52" style:family="text">
      <style:text-properties officeooo:rsid="001e5872"/>
    </style:style>
    <style:style style:name="T53" style:family="text">
      <style:text-properties officeooo:rsid="001f6893"/>
    </style:style>
    <style:style style:name="T54" style:family="text">
      <style:text-properties officeooo:rsid="002149bb"/>
    </style:style>
    <style:style style:name="T55" style:family="text">
      <style:text-properties officeooo:rsid="0021a3a1"/>
    </style:style>
    <style:style style:name="T56" style:family="text">
      <style:text-properties officeooo:rsid="0022d953"/>
    </style:style>
    <style:style style:name="T57" style:family="text">
      <style:text-properties officeooo:rsid="0022d9e3"/>
    </style:style>
    <style:style style:name="T58" style:family="text">
      <style:text-properties officeooo:rsid="0023ccf4"/>
    </style:style>
    <style:style style:name="T59" style:family="text">
      <style:text-properties officeooo:rsid="0024709f"/>
    </style:style>
    <style:style style:name="T60" style:family="text">
      <style:text-properties officeooo:rsid="00264a1c"/>
    </style:style>
    <style:style style:name="T61" style:family="text">
      <style:text-properties officeooo:rsid="0026b50e"/>
    </style:style>
    <style:style style:name="T62" style:family="text">
      <style:text-properties officeooo:rsid="00280ee4"/>
    </style:style>
    <style:style style:name="T63" style:family="text">
      <style:text-properties officeooo:rsid="002956b2"/>
    </style:style>
    <style:style style:name="T64" style:family="text">
      <style:text-properties officeooo:rsid="00299c14"/>
    </style:style>
    <style:style style:name="T65" style:family="text">
      <style:text-properties officeooo:rsid="002a6a97"/>
    </style:style>
    <style:style style:name="T66" style:family="text">
      <style:text-properties officeooo:rsid="002b667b"/>
    </style:style>
    <style:style style:name="T67" style:family="text">
      <style:text-properties officeooo:rsid="002f4fc5"/>
    </style:style>
    <style:style style:name="T68" style:family="text">
      <style:text-properties officeooo:rsid="002f9f5a"/>
    </style:style>
    <style:style style:name="T69" style:family="text">
      <style:text-properties officeooo:rsid="00316017"/>
    </style:style>
    <style:style style:name="T70" style:family="text">
      <style:text-properties officeooo:rsid="00338528"/>
    </style:style>
    <style:style style:name="T71" style:family="text">
      <style:text-properties officeooo:rsid="0035d0e2"/>
    </style:style>
    <style:style style:name="T72" style:family="text">
      <style:text-properties officeooo:rsid="0037bf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rtificial Neural Networks in A<text:span text:style-name="T49">kka</text:span></text:p>
      <text:p text:style-name="P1"/>
      <text:p text:style-name="P1"/>
      <text:h text:style-name="P57" text:outline-level="2">Premise</text:h>
      <text:p text:style-name="P1"/>
      <text:p text:style-name="P14"><text:span text:style-name="T1">This project is an attempt to use an a</text:span><text:span text:style-name="T39">rtificial </text:span><text:span text:style-name="T40">n</text:span><text:span text:style-name="T39">eural </text:span><text:span text:style-name="T40">n</text:span><text:span text:style-name="T39">etwork </text:span><text:span text:style-name="T40">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9">, </text:span><text:span text:style-name="T38">which</text:span><text:span text:style-name="T1"> means that its computations are triggered by the input stream itself, not by a third agent watching the stream and sending requests to the network.</text:span></text:p>
      <text:p text:style-name="P1"/>
      <text:h text:style-name="P57" text:outline-level="2">Introduction</text:h>
      <text:p text:style-name="P1"/>
      <text:p text:style-name="P1">In research on <text:span text:style-name="T49">A</text:span>rtificial <text:span text:style-name="T49">N</text:span>eural <text:span text:style-name="T49">N</text:span>etworks <text:span text:style-name="T49">(ANN) </text:span>we can roughly distinguish two popular approaches:</text:p>
      <text:p text:style-name="P1"/>
      <text:list xml:id="list4134133720295119397" text:style-name="L1">
        <text:list-item>
          <text:p text:style-name="P35">Mathematical modelling. This is the approach that gave us Multi-Layered Perceptron, the Hopfield network, <text:span text:style-name="T49">etc</text:span>. It describes <text:span text:style-name="T36">ANNs</text:span> as mathematical models, where connections between neurons can be simplified to numbers in a matrix, the input signals <text:span text:style-name="T36">to</text:span> numbers in a vector, and in order to simulate the network's activity – instead of actually building <text:span text:style-name="T49">the </text:span>network – it is enough to multiply the vector by the matrix. <text:span text:style-name="T36">T</text:span>he learning algorithms of such networks are also just mathematical equations which we use to modify the matrix. Such networks can be used then to solve optimization problems, like the Travelling Salesman Problem, the Knapsack Problem and others. <text:span text:style-name="T36">A</text:span>ll <text:span text:style-name="T36">these problems </text:span>have their traditional <text:span text:style-name="T36">versions of </text:span>solutions and using <text:span text:style-name="T36">ANN</text:span>s in order to achieve the same is usually just a way to show to the students that <text:span text:style-name="T36">this approach </text:span>can <text:span text:style-name="T36">also </text:span>be useful.</text:p>
        </text:list-item>
        <text:list-item>
          <text:p text:style-name="P41"><text:span text:style-name="T1">Spiking Neural Networks (SNN), which are much closer to actually simulate a working brain. </text:span><text:soft-page-break/><text:span text:style-name="T1">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
      <text:p text:style-name="P6">The approach I use in this work lies in the middle. I draw inspiration from how organic neurons work, but I focus on a few of their most important traits and simplify the ways they cooperate - not so much that it would be possible to describe <text:span text:style-name="T49">it with</text:span> a single mathematical equation, but enough to track and a<text:span text:style-name="T47">n</text:span>ticipate their activity. Each <text:span text:style-name="T49">artificial </text:span>neuron receives <text:span text:style-name="T16">signals</text:span> from other neurons, process them taking into consideration only a few variables (<text:span text:style-name="T36">that is,</text:span> its internal state) and send the result to yet other neurons. This is similar to the mathematical modeling but, in resemblance to an organic brain, each of the neurons is a separate entity – <text:span text:style-name="T49">a</text:span>n <text:span text:style-name="T16">actor</text:span> – and acts <text:span text:style-name="T36">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nother metaphor: Think about the development of aviation. <text:span text:style-name="T36">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47">Similarly, I would like to propose an approach to artificial neural networks which is much simpler than SNN, but still preserves the most important features of an organic brain.</text:span></text:p>
      <text:p text:style-name="P1"/>
      <text:p text:style-name="P11"><text:span text:style-name="T60">The </text:span>goal <text:span text:style-name="T60">of the project discussed in this article </text:span>is to build <text:span text:style-name="T49">a </text:span>network which works in real time <text:span text:style-name="T60">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0">n</text:span>strates some interesting features absent from those networks, such as usage of time gaps between consecutive data chunks as additional information. <text:span text:style-name="T60">First I will introduce and discuss the main concepts behind building such a network and then I will describe how to build a small network which will recognize an S.O.S. signal in the Morse code from an input stream of 1s and 0s.</text:span></text:p>
      <text:h text:style-name="P58" text:outline-level="2"><text:soft-page-break/>Concepts</text:h>
      <text:h text:style-name="Heading_20_3" text:outline-level="3"/>
      <text:h text:style-name="Heading_20_3" text:outline-level="3">Akka</text:h>
      <text:p text:style-name="Text_20_body"/>
      <text:p text:style-name="P33">Akka is a toolkit and runtime simplifying the construction of concurrent and distributed applications on the Java Virtual Machine. Akka supports multiple programming models for concurrency, but it emphasizes <text:span text:style-name="T47">actor-based concurrency,</text:span> which is message-based, asynchronous, and implements the <text:span text:style-name="T47">actor model.</text:span> <text:span text:style-name="T47">T</text:span>ypically no mutable data are shared and no synchronization primitives are used. <text:span text:style-name="T48">[Wikipedia]</text:span></text:p>
      <text:p text:style-name="P32">The most important features of Akka from the point of view of this article are:</text:p>
      <text:list xml:id="list3622460752953963760" text:style-name="L2">
        <text:list-item>
          <text:p text:style-name="P54">Actors work concurrent to one another.</text:p>
        </text:list-item>
        <text:list-item>
          <text:p text:style-name="P56">Actors communicate with one another with messages – small immutable data packets – and not in any other way.</text:p>
        </text:list-item>
        <text:list-item>
          <text:p text:style-name="P55">Actors are reactive [Reactive Manifesto] – <text:s/>their computations are triggered by incoming messages; there is no need for a supervisor entity which would iterate over them and send requests to perform computations.</text:p>
        </text:list-item>
        <text:list-item>
          <text:p text:style-name="P56">Sending a message takes time <text:span text:style-name="T48">–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6">Communication is unordered <text:span text:style-name="T48">–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2">In my work, <text:span text:style-name="T49">Akka actors are used in order to implement </text:span>neurons, <text:span text:style-name="T49">while messages are used to implement signals sent between neurons.</text:span></text:p>
      <text:h text:style-name="Heading_20_3" text:outline-level="3"/>
      <text:h text:style-name="P62" text:outline-level="3"/>
      <text:h text:style-name="P65" text:outline-level="3">Network</text:h>
      <text:p text:style-name="P2"/>
      <text:p text:style-name="P19">A network consists of any number of neurons of the following three types: </text:p>
      <text:list xml:id="list7524405923380935665" text:style-name="L3">
        <text:list-item>
          <text:p text:style-name="P36"><text:span text:style-name="T19">I</text:span><text:span text:style-name="T16">nput</text:span> – “<text:span text:style-name="T50">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36"><text:span text:style-name="T20">S</text:span><text:span text:style-name="T16">tandard</text:span> – <text:s/><text:span text:style-name="T50">neurons c</text:span>onsist<text:span text:style-name="T50">ing</text:span> of constants set at the <text:span text:style-name="T4">initialization</text:span> of the neuron and variables which change during <text:span text:style-name="T49">its </text:span>work. </text:p>
        </text:list-item>
        <text:list-item>
          <text:p text:style-name="P37"><text:span text:style-name="T20">Silencing</text:span> – <text:span text:style-name="T4">simplified versions of standard neurons, </text:span>used to send to other neurons <text:span text:style-name="T4">signals of a special type </text:span>in order to silence them. <text:span text:style-name="T50">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0">associated to it </text:span>into the output stream.</text:p>
      <text:p text:style-name="P2"/>
      <text:p text:style-name="P7"><text:span text:style-name="T6">The </text:span>network <text:span text:style-name="T6">works a</text:span>s a <text:span text:style-name="T50">data stream </text:span>transformer: It takes <text:span text:style-name="T50">chunks of data from </text:span>a <text:span text:style-name="T50">data </text:span>stream, perform <text:span text:style-name="T50">a series of transformations on them, </text:span>and push <text:span text:style-name="T50">the results </text:span>out <text:span text:style-name="T50">into </text:span>another <text:span text:style-name="T50">data </text:span>stream. To the outside world, the network presents a very simple API: at the input, we can pu<text:span text:style-name="T51">sh into it</text:span> a vector of numbers in the range of <text:span text:style-name="T50">0.0 to 1.0</text:span>, and at the output we <text:span text:style-name="T50">receive signals from neurons which are tagged as output neurons</text:span>. <text:span text:style-name="T50">In order to work on more abstract data we need to put </text:span><text:span text:style-name="T19">translators</text:span><text:span text:style-name="T50"> at both ends of the network. The input translator takes a symbol, decode it into a vector of numbers and push it into the network. <text:s/></text:span>The vector is <text:span text:style-name="T51">then </text:span>distributed among input neurons, one neuron for one element of the vector. The input neurons pass them as signals to <text:span text:style-name="T51">standard </text:span>neurons which eventually send their own signals to yet other neurons, and after some time these signals reach neurons <text:span text:style-name="T51">tagged as output ones</text:span> and, <text:span text:style-name="T51">eventually, they will fire</text:span>. <text:span text:style-name="T51">Then the output translator will push into the output stream a symbol associated with the given output neuron. </text:span></text:p>
      <text:p text:style-name="P7"/>
      <text:p text:style-name="P7">This is how all neural networks do it, but in <text:span text:style-name="T56">the </text:span>case of <text:span text:style-name="T56">an asynchronous network </text:span>there are three important differences.</text:p>
      <text:list xml:id="list7458924479594581681" text:style-name="L4">
        <text:list-item>
          <text:p text:style-name="P38"><text:span text:style-name="T51">I</text:span>f the network still computes the output for the first vector <text:span text:style-name="T51">when we </text:span>push another input vector in<text:span text:style-name="T51">to it,</text:span> the result of those computations may be affected. Also, the <text:span text:style-name="T51">internal state of the network, which is a side effect of computations for the first vector, </text:span>may affect the <text:span text:style-name="T51">result </text:span>of <text:span text:style-name="T51">computations for</text:span> the second one.</text:p>
        </text:list-item>
        <text:list-item>
          <text:p text:style-name="P39"><text:soft-page-break/>The time gap between consecutive input vectors is also affecting the computations.</text:p>
        </text:list-item>
        <text:list-item>
          <text:p text:style-name="P39">The network may accept new input vectors while still working on previous ones.</text:p>
        </text:list-item>
      </text:list>
      <text:p text:style-name="P2"/>
      <text:p text:style-name="P7">In short, the network is not an <text:span text:style-name="T51">[input vector] </text:span>=&gt; <text:span text:style-name="T51">[output vector]</text:span> transformer, but <text:span text:style-name="T51">[input vector]</text:span> + <text:span text:style-name="T51">[i</text:span>nternal <text:span text:style-name="T51">s</text:span>tate<text:span text:style-name="T51">]</text:span> =&gt; <text:span text:style-name="T51">[output vector]</text:span>, where <text:span text:style-name="T51">the i</text:span>nternal <text:span text:style-name="T51">s</text:span>tate <text:span text:style-name="T51">of the network </text:span>is the sum of internal states of all its neurons. </text:p>
      <text:p text:style-name="P2"/>
      <text:p text:style-name="P7">How are time gaps useful? Why not hit the network with all data at once? An asynchronous neural network is naturally prepared to work within the <text:span text:style-name="T16">time context</text:span>. <text:span text:style-name="T51">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1">In a very simplified example, which follows this theoretical part of the article, I show how short bursts of simple signals (basically just one-value vectors, where the value is the number 1.0)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7">But to be able to distinguish that, first we need a way to tell that the time gap between two consecutive signals is big enough to be considered important, instead of being just a random fluctuation in the input stream. </text:p>
      <text:p text:style-name="P2"/>
      <text:h text:style-name="P63" text:outline-level="3"><text:span text:style-name="T61">Local synchronization and i</text:span>terations</text:h>
      <text:p text:style-name="P2"/>
      <text:p text:style-name="P21">Neurons in <text:span text:style-name="T52">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2">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2">the aforementioned</text:span> <text:span text:style-name="T52">supervisor, </text:span>trigger<text:span text:style-name="T52">ing</text:span> computations in the same moment of time – the following rule is preserved:</text:p>
      <text:list xml:id="list5937333688355266056" text:style-name="L5">
        <text:list-item>
          <text:p text:style-name="P43">Let's say we have <text:span text:style-name="T56">one input neuron In and </text:span>a set of <text:span text:style-name="T52">N standard </text:span>neurons <text:span text:style-name="T56">connected to it </text:span><text:span text:style-name="T24">in </text:span><text:soft-page-break/><text:span text:style-name="T24">parallel</text:span><text:span text:style-name="T56">, each with the </text:span>threshold set to 0, so <text:span text:style-name="T56">any signal sent from In </text:span>triggers <text:span text:style-name="T52">them to send their own signals</text:span>.</text:p>
        </text:list-item>
        <text:list-item>
          <text:p text:style-name="P43">In a time gap between moments t1 and t2, the input neuron In fires and sends signals to each of N standard neurons. Each of the signals may take a random, considerable amount of time to reach the neuron. Let's call this event S1.</text:p>
        </text:list-item>
        <text:list-item>
          <text:p text:style-name="P44">Without waiting for the neurons to finish their computations,<text:span text:style-name="T52"> In fires again and a new round of signals is sent to </text:span>the neurons. <text:span text:style-name="T9">Let's call this event S2. Because the communication is unordered and takes time, i</text:span>t is possible that some of the signals from S2 will reach their <text:span text:style-name="T52">targets </text:span>even before some of the signals from S1 <text:span text:style-name="T52">will reach theirs</text:span>. </text:p>
        </text:list-item>
        <text:list-item>
          <text:p text:style-name="P45">Still, all neurons should send their output signals <text:span text:style-name="T52">triggered by signals from S1</text:span>, before any of them is triggered <text:span text:style-name="T52">by signals from S2</text:span>. </text:p>
          <text:p text:style-name="P42"/>
        </text:list-item>
      </text:list>
      <text:p text:style-name="P28"><text:span text:style-name="T52">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2">,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8">In order to achieve <text:span text:style-name="T57">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3">dds</text:span> signals to its buffer, but even if the buffer goes over the threshold, it does not trigger the output signal. Only after the neuron wakes up, it checks the buffer against the threshold and <text:span text:style-name="T53">either </text:span>sends the output signal – which consequently makes it go to sleep again – or stay<text:span text:style-name="T53">s</text:span> awake and wait for more signals to come. </text:p>
      <text:p text:style-name="P29">With a block of locally synchronized neurons we can talk about <text:span text:style-name="T16">iterations</text:span> in their work. One iteration is a time span during which all neurons in a block either fire <text:span text:style-name="T59">only </text:span>once or <text:span text:style-name="T58">do nothing</text:span>. It is not possible for <text:span text:style-name="T58">a</text:span> locally synchronized neuron to fire more than once during one iteration. <text:span text:style-name="T58">This concept will be useful in the following sections of the article when we will discuss how neurons interact with each other in order to perform specific tasks.</text:span></text:p>
      <text:p text:style-name="P15"/>
      <text:h text:style-name="Heading_20_3" text:outline-level="3"><text:soft-page-break/><text:span text:style-name="T11">N</text:span>euron</text:h>
      <text:p text:style-name="P1"/>
      <text:p text:style-name="P1">A neuron is implemented as an <text:span text:style-name="T53">Akka </text:span>actor, <text:span text:style-name="T53">meaning it is reactive, it works concurrent to other neurons and i</text:span>t communicates with the outside world through <text:span text:style-name="T53">signals</text:span>. It can receive and process only one <text:span text:style-name="T53">signal </text:span>at the time.</text:p>
      <text:p text:style-name="P1"/>
      <text:p text:style-name="P1"><text:span text:style-name="T54">In the mathematical model we can say that</text:span> a neuron <text:span text:style-name="T54">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4">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4">a</text:span>nother neuron sends a signal to t<text:span text:style-name="T54">he one performing computations</text:span> and it may or may not react to this event by computing the output and sending it to other neurons.</text:p>
      <text:p text:style-name="P8">It means that in an asynchronous neuron we need a buffer which will hold signals sent by other neurons. After adding a new signal to the buffer, the neuron compares the<text:span text:style-name="T54">ir</text:span> sum with the threshold to check if it is big enough to trigger the <text:span text:style-name="T2">activation</text:span> function. <text:span text:style-name="T54">In this case the activation function simply presents the full strength signal – 1.0 – as the output. We can say,that the activation function and the threshold together form a </text:span><text:span text:style-name="T22">binary step function</text:span><text:span text:style-name="T54">, with the step defined by the threshold, but this version of a binary step function works in time. In a special case the input may be just one neuron sending a very small signal, but repeatedly, and – given enough time – it will still trigger the activation function. </text:span></text:p>
      <text:p text:style-name="P16"/>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4">either </text:span>a weight, <text:span text:style-name="T54">which is a </text:span>number in the range <text:span text:style-name="T54">of 0.0 to 1.0</text:span>, or a special <text:span text:style-name="T54">constant</text:span> <text:span text:style-name="T54">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6"/>
      <text:h text:style-name="Heading_20_3" text:outline-level="3"><text:soft-page-break/>Silencing</text:h>
      <text:p text:style-name="P16"/>
      <text:p text:style-name="P13"><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1">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3"/>
      <text:p text:style-name="P17">This is done by creating a special synapse between neurons. A signal sent <text:span text:style-name="T55">along this synapse </text:span>is not added to the buffer, but it works as a message, telling <text:span text:style-name="T55">the receiver </text:span>to clear its buffer and, eventually, to “<text:span text:style-name="T55">become silent</text:span>” for a certain amount of <text:span text:style-name="T58">iterations</text:span>. <text:span text:style-name="T55">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7"/>
      <text:p text:style-name="P18">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58">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8"/>
      <text:p text:style-name="P26"><text:soft-page-break/>[ a sequence diagram showing this case]</text:p>
      <text:p text:style-name="P18"/>
      <text:p text:style-name="P20">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7">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7">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3">[ <text:span text:style-name="T15">neurons </text:span>diagram ]</text:p>
      <text:p text:style-name="P4"/>
      <text:p text:style-name="P10">The neuron DG1 receives the input signal, immediately passes it to DG2 and <text:span text:style-name="T59">silences </text:span>itself for <text:span text:style-name="T15">T</text:span> <text:span text:style-name="T59">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59">after being triggered</text:span>, then one during each <text:span text:style-name="T59">subsequent iterations</text:span>). In order to achieve that, DG2 uses a synapse to itself (DG2, DG2). A signal sent through (DG2, DG2) comes <text:span text:style-name="T59">back </text:span>to DG2 and in the next <text:span text:style-name="T59">iteration </text:span>triggers another signal from DG2, both to DG3 and again back to DG2. In the meantime, DG3 simply waits for its buffer to sum enough signal<text:span text:style-name="T59">s </text:span>from DG2, which should happen exactly after N <text:span text:style-name="T59">iterations</text:span>. Then it fires its own signal to the outside of the block. All the synapses in the block except from (DG2, DG3) have the<text:span text:style-name="T59">ir</text:span> weight<text:span text:style-name="T59">s</text:span> <text:span text:style-name="T59">equal to </text:span>1.0 which means that all the signals received from <text:span text:style-name="T59">within</text:span> the block except from the signal received by DG3 from DG2 have the value 1.0. </text:p>
      <text:p text:style-name="P4"/>
      <text:p text:style-name="P25">[ sequence diagram ]</text:p>
      <text:p text:style-name="P4"/>
      <text:p text:style-name="P4">Another <text:span text:style-name="T59">block used in the following example</text:span> is <text:span text:style-name="T59">the</text:span> Signal Sum (SS), consisting of two neurons, <text:span text:style-name="T59">SS1 and SS2</text:span>. SS1 <text:span text:style-name="T59">receives</text:span> signals from the outside and if they are <text:span text:style-name="T59">strong</text:span> enough it sends its own signal to <text:soft-page-break/>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59">coming to SS1</text:span> is strong enough <text:span text:style-name="T59">to be accumulated</text:span>. A single asynchronous neuron simply accepts all the signals, <text:span text:style-name="T59">no matter how weak, so after a big enough number of such signals it will trigger. With SS weak signals are ignored.</text:span></text:p>
      <text:p text:style-name="P4"/>
      <text:p text:style-name="P24">[ <text:span text:style-name="T15">neuron </text:span>diagram ] </text:p>
      <text:p text:style-name="P4"/>
      <text:p text:style-name="P5">These two building blocks are enough to build an S.O.S. network <text:span text:style-name="T59">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30">In the rest of the article I will assume that both DG and SS blocks are silenc<text:span text:style-name="T60">e</text:span>able blocks, each with a silencing neuron connected to all other neurons in the block. <text:span text:style-name="T60">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30"/>
      <text:p text:style-name="P30">[ updated diagrams]</text:p>
      <text:p text:style-name="P4"/>
      <text:h text:style-name="P59" text:outline-level="2"/>
      <text:h text:style-name="P60" text:outline-level="2">The S.O.S. network example</text:h>
      <text:p text:style-name="P1"/>
      <text:p text:style-name="P12">The following example <text:span text:style-name="T61">shows how to build a network which is able to recognize an S.O.S. message in an input stream. </text:span>The data chunks in the input stream will actually consist of only one symbol – <text:span text:style-name="T61">l</text:span>et's call it '1'. <text:span text:style-name="T64">The symbol '0', used in the diagrams and the description, is only there to symbolize the lack of signal for the given iteration.</text:span> <text:span text:style-name="T65">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12"/>
      <text:p text:style-name="P12">Internally, <text:span text:style-name="T61">it means that one of the neurons in the network is tagged </text:span>as the <text:span text:style-name="T16">dot neuron </text:span><text:span text:style-name="T42">and another as a </text:span><text:span text:style-name="T30">line neuron</text:span>. <text:span text:style-name="T65">If the network receives only one '1', the dot neuron should fire. </text:span>If the '1' symbol is immediately followed by another <text:span text:style-name="T12">'1'</text:span>, the the <text:span text:style-name="T37">line neuron</text:span> <text:span text:style-name="T61">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3">make the network produce </text:span>the <text:span text:style-name="T63">'S' symbol, that is, a neuron tagged as the </text:span><text:span text:style-name="T16">S </text:span><text:span text:style-name="T29">neuron</text:span> <text:span text:style-name="T62">should fire</text:span>. Three lines one after another should <text:span text:style-name="T63">result in </text:span>the 'O' symbol. If there is not enough input data, or dots and lines are mixed, the network should not produce anything.</text:p>
      <text:p text:style-name="P1"/>
      <text:p text:style-name="P1">[a diagram of ANNA as a black box with 1s and 0s as the input, and Ss and Os as the output]</text:p>
      <text:p text:style-name="P1"/>
      <text:p text:style-name="P1">The following procedure will construct a network fulfilling these requirements. </text:p>
      <text:p text:style-name="P1"/>
      <text:list xml:id="list6683330106711539518" text:style-name="L6">
        <text:list-item>
          <text:p text:style-name="P46">Create a dummy input neuron <text:span text:style-name="T66">IN.</text:span></text:p>
        </text:list-item>
        <text:list-item>
          <text:p text:style-name="P47">Connect <text:span text:style-name="T68">In</text:span> to a <text:span text:style-name="T68">block of the </text:span>Delay Gate <text:span text:style-name="T68">type, called DOT, </text:span>with a full weight (1.0) synapse. The <text:span text:style-name="T68">DOT block</text:span> has the delay set to 2, meaning that after receiving a signal it will wait for two iterations and then produce the output signal. <text:span text:style-name="T66">The output neuron DOT3, is tagged as the </text:span><text:span text:style-name="T31">dot</text:span><text:span text:style-name="T66"> neuron – if it fires, it means a dot was recognized by the network. Please note that if the delay </text:span><text:soft-page-break/><text:span text:style-name="T66">of the DOT block was shortened to 1, exactly the same number of iterations would be needed for another block to recognize a line from the signal sequence (1,1) as it would be for DOT to recognize a dot. The outcome would then depend on which signals move faster – something we want to avoid.</text:span></text:p>
          <text:p text:style-name="P48">[diagram]<text:line-break/>How does it handle noised signals: <text:span text:style-name="T67">Every signal '1' sent from IN to DOT1 when DOT is at rest will be, after two iterations, recognized as a </text:span><text:span text:style-name="T32">dot</text:span><text:span text:style-name="T43"> and </text:span><text:span text:style-name="T44">DOT</text:span><text:span text:style-name="T43">1 will ignore any signals sent to it from I</text:span><text:span text:style-name="T44">N</text:span><text:span text:style-name="T43"> during the</text:span><text:span text:style-name="T44">se</text:span><text:span text:style-name="T43"> two iterations. </text:span><text:span text:style-name="T44">Without additional information coming from other blocks, signal sequences of the type (1,0,0,</text:span><text:span text:style-name="T45">0</text:span><text:span text:style-name="T44">), (1,0,1,</text:span><text:span text:style-name="T45">0</text:span><text:span text:style-name="T44">), (1,1,0,</text:span><text:span text:style-name="T45">0</text:span><text:span text:style-name="T44">), (1,1,1,</text:span><text:span text:style-name="T45">0</text:span><text:span text:style-name="T44">),</text:span><text:span text:style-name="T45">(1,1,1,1)</text:span><text:span text:style-name="T44"> will be recognized as a dot.</text:span></text:p>
        </text:list-item>
        <text:list-item>
          <text:p text:style-name="P49"><text:span text:style-name="T68">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68"> neuron. <text:line-break/>[diagram]<text:line-break/>How does it handle noised signals: The signals from IN to LINE1 do not have to be consecutive. Without additional </text:span><text:span text:style-name="T44">information coming from other blocks, signal sequences of the type (1,1,</text:span><text:span text:style-name="T45">0,0</text:span><text:span text:style-name="T44">), (1,0,1,</text:span><text:span text:style-name="T45">0</text:span><text:span text:style-name="T44">), (1,0,0,1), </text:span><text:span text:style-name="T45">as well as others with more than one '1',</text:span><text:span text:style-name="T44"> will be recognized as a line. [write about “naive” and “not-naive” blocks]</text:span></text:p>
        </text:list-item>
        <text:list-item>
          <text:p text:style-name="P51">Connect DOT3 to LINEs and LINE2 to DOTs. If a dot is recognized, LINEs will receive a signal from DOT3 which will cause <text:span text:style-name="T69">the LINE block to drop its computations. If a line is recognized, DOTs will receive a signal from LINE2 which will cause the DOT block to drop its computations. <text:line-break/>[diagram]<text:line-break/></text:span>How does it handle noised signals: <text:span text:style-name="T70">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50"><text:span text:style-name="T70">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0"> neuron.<text:line-break/>[diagram]<text:line-break/>How does it handle noised signals: There is no time limit for signals coming from DOT3. </text:span><text:soft-page-break/><text:span text:style-name="T70">Without additional information </text:span><text:span text:style-name="T44">coming from other blocks, </text:span><text:span text:style-name="T46">any three “dots” – with whatever time gap between them – will be recognized as </text:span><text:span text:style-name="T35">“s”</text:span><text:span text:style-name="T46">.</text:span></text:p>
        </text:list-item>
        <text:list-item>
          <text:p text:style-name="P50"><text:span text:style-name="T70">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0"> neuron.<text:line-break/>[diagram]<text:line-break/>How does it handle noised signals: There is no time limit for signals coming from LINE2. Without additional information </text:span><text:span text:style-name="T44">coming from other blocks, </text:span><text:span text:style-name="T46">any three “lines” – with whatever time gap between them – will be recognized as </text:span><text:span text:style-name="T35">“o”</text:span><text:span text:style-name="T46">.</text:span></text:p>
        </text:list-item>
        <text:list-item>
          <text:p text:style-name="P52">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text:span text:style-name="T72">n</text:span> “all or nothing” competition. The noised signals coming from IN will be recognized as either dots or lines and whichever of the blocks of the next layer – S or O – first receives three dots or three lines respectively, is the winner. </text:p>
        </text:list-item>
      </text:list>
      <text:p text:style-name="P1"/>
      <text:p text:style-name="P1">In total, we used 9 standard, 4 <text:span text:style-name="T15">silencing</text:span> and 1 input neurons.</text:p>
      <text:p text:style-name="P1"/>
      <text:h text:style-name="Heading_20_3" text:outline-level="3">Noise handling versus conciseness of input</text:h>
      <text:p text:style-name="P53"/>
      <text:p text:style-name="P53">[blablabla]</text:p>
      <text:p text:style-name="P1"/>
      <text:h text:style-name="P61" text:outline-level="2">Conclusions</text:h>
      <text:h text:style-name="P60" text:outline-level="2">Further ideas</text:h>
      <text:p text:style-name="P34"/>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64" text:outline-level="3"><text:span text:style-name="T71">Naive and not-naive</text:span> blocks</text:h>
      <text:p text:style-name="P34"/>
      <text:h text:style-name="P64"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07T16:53:52.727049017</dc:date>
    <meta:editing-duration>P1DT13H1M8S</meta:editing-duration>
    <meta:editing-cycles>16</meta:editing-cycles>
    <meta:generator>LibreOffice/4.4.3.2$Linux_X86_64 LibreOffice_project/40m0$Build-2</meta:generator>
    <meta:document-statistic meta:table-count="0" meta:image-count="0" meta:object-count="0" meta:page-count="15" meta:paragraph-count="90" meta:word-count="5186" meta:character-count="29291" meta:non-whitespace-character-count="24154"/>
  </office:meta>
</office:document-meta>
</file>